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1E7966B3509CF2AECA0.png" manifest:media-type="image/png"/>
  <manifest:file-entry manifest:full-path="Pictures/10000001000002E0000001E7FC5FED38BD1A53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476cm" svg:y="-1.455cm" svg:width="17cm" svg:height="11.248cm" draw:z-index="0"><draw:image xlink:href="Pictures/10000001000002E0000001E7FC5FED38BD1A5347.png" xlink:type="simple" xlink:show="embed" xlink:actuate="onLoad" draw:mime-type="image/png"/></draw:frame><draw:frame draw:style-name="fr1" draw:name="Image2" text:anchor-type="char" svg:x="-0.582cm" svg:y="10.742cm" svg:width="17cm" svg:height="11.248cm" draw:z-index="1"><draw:image xlink:href="Pictures/10000001000002E0000001E7966B3509CF2AEC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5:22:53.668928523</meta:creation-date>
    <dc:date>2023-08-07T15:25:35.896402980</dc:date>
    <meta:editing-duration>PT2M4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